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0b024" officeooo:paragraph-rsid="0010b024"/>
    </style:style>
    <style:style style:name="P2" style:family="paragraph" style:parent-style-name="Standard">
      <style:text-properties style:font-name="Linux Libertine O" officeooo:rsid="001fee88" officeooo:paragraph-rsid="001fee88"/>
    </style:style>
    <style:style style:name="P3" style:family="paragraph" style:parent-style-name="Standard">
      <style:text-properties style:font-name="Linux Libertine O" officeooo:rsid="0021e289" officeooo:paragraph-rsid="0021e289"/>
    </style:style>
    <style:style style:name="P4" style:family="paragraph" style:parent-style-name="Heading">
      <style:text-properties style:font-name="Linux Libertine O"/>
    </style:style>
    <style:style style:name="P5" style:family="paragraph" style:parent-style-name="Standard">
      <style:text-properties style:font-name="Linux Libertine O" officeooo:rsid="001fee88" officeooo:paragraph-rsid="001fee88"/>
    </style:style>
    <style:style style:name="P6" style:family="paragraph" style:parent-style-name="Text_20_body">
      <style:text-properties style:font-name="Linux Libertine O" officeooo:rsid="002136cb" officeooo:paragraph-rsid="002136cb"/>
    </style:style>
    <style:style style:name="P7" style:family="paragraph" style:parent-style-name="Text_20_body">
      <style:text-properties style:font-name="Linux Libertine O" officeooo:rsid="00293d6c" officeooo:paragraph-rsid="00293d6c"/>
    </style:style>
    <style:style style:name="T1" style:family="text">
      <style:text-properties officeooo:rsid="001fee88"/>
    </style:style>
    <style:style style:name="T2" style:family="text">
      <style:text-properties fo:color="#3465a4" fo:font-weight="bold" style:font-weight-asian="bold" style:font-weight-complex="bold"/>
    </style:style>
    <style:style style:name="T3" style:family="text">
      <style:text-properties fo:color="#3465a4" fo:font-weight="bold" officeooo:rsid="001fee88" style:font-weight-asian="bold" style:font-weight-complex="bold"/>
    </style:style>
    <style:style style:name="T4" style:family="text">
      <style:text-properties officeooo:rsid="0021e289"/>
    </style:style>
    <style:style style:name="T5" style:family="text">
      <style:text-properties officeooo:rsid="00230c85"/>
    </style:style>
    <style:style style:name="T6" style:family="text">
      <style:text-properties officeooo:rsid="002434a3"/>
    </style:style>
    <style:style style:name="T7" style:family="text">
      <style:text-properties officeooo:rsid="0026227c"/>
    </style:style>
    <style:style style:name="T8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9" style:family="text">
      <style:text-properties fo:color="#004586" style:font-name="Linux Libertine O" fo:font-size="18.2000007629395pt" officeooo:rsid="00230c85" style:font-size-asian="18.2000007629395pt" style:font-size-complex="18.2000007629395pt" style:font-weight-complex="600"/>
    </style:style>
    <style:style style:name="T10" style:family="text">
      <style:text-properties fo:color="#004586" style:font-name="Linux Libertine O" fo:font-size="18.2000007629395pt" officeooo:rsid="001fee88" style:font-size-asian="18.2000007629395pt" style:font-size-complex="18.2000007629395pt" style:font-weight-complex="600"/>
    </style:style>
    <style:style style:name="T11" style:family="text">
      <style:text-properties fo:color="#004586" style:font-name="Linux Libertine O" fo:font-size="18.2000007629395pt" officeooo:rsid="0026227c" style:font-size-asian="18.2000007629395pt" style:font-size-complex="18.2000007629395pt" style:font-weight-complex="6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Creamy tomato pesto tarts</text:span><text:span text:style-name="T8"> (</text:span><text:span text:style-name="T10">2</text:span><text:span text:style-name="T8"> portions; </text:span><text:span text:style-name="T11">45min</text:span><text:span text:style-name="T8">)</text:span></text:h>
      <text:p text:style-name="P6">The ingredients are logically acquired for four portions, but these are much better <text:span text:style-name="T4">freshly made and </text:span>eaten <text:span text:style-name="T4">hot</text:span> so the recipe is for two portions for flexibility.</text:p>
      <text:p text:style-name="P7">Recipe is vegetarian.</text:p>
      <text:p text:style-name="P4"><text:span text:style-name="T3">F</text:span><text:span text:style-name="T2">or the </text:span><text:span text:style-name="T3">tarts</text:span></text:p>
      <text:p text:style-name="P2">1 tsp olive oil</text:p>
      <text:p text:style-name="P2">½ pack Ready-roll puff pastry</text:p>
      <text:p text:style-name="P2">½ jar tomato pesto</text:p>
      <text:p text:style-name="P2">½ pack baby plum tomatoes (7 or 8)</text:p>
      <text:p text:style-name="P2">8 tsp/ <text:span text:style-name="T6">½ pack/125g</text:span> mascarpone or 4 slices goat’s cheese</text:p>
      <text:p text:style-name="P2"/>
      <text:p text:style-name="P1"/>
      <text:p text:style-name="P3">Preheat the oven to Gas 7. <text:s/>Lightly grease a baking tray with the olive oil – don’t use too much or the tarts will be too greasy.</text:p>
      <text:p text:style-name="P3"/>
      <text:p text:style-name="P3">Cut the pastry into 4 pieces. Score about ½ inch from the edges to mark a crust.</text:p>
      <text:p text:style-name="P3"/>
      <text:p text:style-name="P3">Cook the pastry in the oven for 15-20 min on the top shelf, turning after 10-15 min.</text:p>
      <text:p text:style-name="P3">In the meantime, wash and halve the tomatoes.</text:p>
      <text:p text:style-name="P3"/>
      <text:p text:style-name="P3">The pastry should have risen and be a golden colour. With a fork, poke the top layer of the crust seams to separate the crust off and press the centre down with the back of the fork.</text:p>
      <text:p text:style-name="P3"/>
      <text:p text:style-name="P3">Spread 1-2 tbsp tomato pesto into the middle of each pastry, and spread it with the fork.</text:p>
      <text:p text:style-name="P3">With a teaspoon and knife, drop 2 tsp mascarpone onto the pesto, or add a slice of goat’s cheese.</text:p>
      <text:p text:style-name="P3"/>
      <text:p text:style-name="P3">Top with the halved tomatoes and return to the oven for 10-20min (depending on how cooked you like the tomatoes). Turn about half way through.</text:p>
      <text:p text:style-name="P3"/>
      <text:p text:style-name="P3">Serve ho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9-11T18:32:13.515786522</dc:date>
    <meta:editing-duration>PT26M19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239" meta:character-count="1249" meta:non-whitespace-character-count="1026"/>
  </office:meta>
</office:document-meta>
</file>